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796cm" svg:height="8.322cm" svg:x="0.3cm" svg:y="1.0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1-28T15:51:43.447622644</dc:date>
    <meta:editing-duration>PT2M27S</meta:editing-duration>
    <meta:editing-cycles>18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97cm" svg:height="8.323cm" xlink:href="." xlink:type="simple" chart:class="chart:scatter" chart:style-name="ch1">
        <chart:plot-area chart:style-name="ch2" chart:data-source-has-labels="both" svg:x="0.295cm" svg:y="0.166cm" svg:width="14.207cm" svg:height="7.991cm">
          <chartooo:coordinate-region svg:x="0.837cm" svg:y="0.365cm" svg:width="13.571cm" svg:height="7.59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06161699786838E-016">
                <text:p>3.06161699786838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33012701892219">
                <text:p>4.33012701892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33012701892219">
                <text:p>4.33012701892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06161699786838E-016">
                <text:p>3.06161699786838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.33012701892219">
                <text:p>-4.33012701892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4.3301270189222">
                <text:p>-4.3301270189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9.18485099360515E-016">
                <text:p>-9.18485099360515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33012701892219">
                <text:p>4.33012701892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3301270189222">
                <text:p>4.3301270189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53080849893419E-015">
                <text:p>1.53080849893419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